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AA000006AEE2D5F0E1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039cm" draw:z-index="0"><draw:image xlink:href="Pictures/10000001000006AA000006AEE2D5F0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1:56.007031000</meta:creation-date>
    <dc:date>2025-11-11T21:42:17.791942000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